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fo:font-style="normal" style:font-size-asian="13pt" style:font-style-asian="normal" style:font-size-complex="13pt" style:font-style-complex="normal"/>
    </style:style>
    <style:style style:name="P6" style:family="paragraph" style:parent-style-name="Text_20_body">
      <style:text-properties style:font-name="Calibri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alibri" fo:font-size="13pt" fo:font-style="normal" style:font-size-asian="13pt" style:font-style-asian="normal" style:font-size-complex="13pt" style:font-style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Calibri" fo:font-size="13pt" style:font-size-asian="13pt" style:font-size-complex="13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alibri" fo:font-size="13pt" style:font-size-asian="13pt" style:font-size-complex="13pt"/>
    </style:style>
    <style:style style:name="P11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fo:font-size="13pt" style:font-size-asian="13pt" style:font-size-complex="13pt"/>
    </style:style>
    <style:style style:name="P12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635cm" style:auto-text-indent="false"/>
      <style:text-properties fo:font-size="13pt" style:font-size-asian="13pt" style:font-size-complex="13pt"/>
    </style:style>
    <style:style style:name="P14" style:family="paragraph" style:parent-style-name="Standard" style:list-style-name="L3">
      <style:paragraph-properties fo:margin-left="1.251cm" fo:margin-right="0cm" fo:text-align="justify" style:justify-single-word="false" fo:text-indent="-0.635cm" style:auto-text-indent="false"/>
      <style:text-properties style:font-name="Calibri" fo:font-size="13pt" style:font-size-asian="13pt" style:font-size-complex="13pt"/>
    </style:style>
    <style:style style:name="P15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/>
      <style:text-properties style:font-name="Calibri" fo:font-size="13pt" style:font-size-asian="13pt" style:font-size-complex="13pt"/>
    </style:style>
    <style:style style:name="P16" style:family="paragraph" style:parent-style-name="Standard" style:list-style-name="L4">
      <style:paragraph-properties fo:margin-left="1.251cm" fo:margin-right="0cm" fo:text-align="center" style:justify-single-word="false" fo:text-indent="-0.635cm" style:auto-text-indent="false"/>
      <style:text-properties style:font-name="Calibri" fo:font-size="13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3pt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OLE">
      <style:graphic-properties style:wrap="none" style:vertical-pos="from-top" style:vertical-rel="paragraph" style:horizontal-pos="from-left" style:horizontal-rel="paragraph" fo:background-color="#ffffff" style:background-transparency="0%" fo:padding="0cm" fo:border="0.06pt solid #000000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ter 1 BIG</text:p>
      <text:p text:style-name="P3">2014-2015</text:p>
      <text:p text:style-name="P3">Conception de Bases de Données</text:p>
      <text:p text:style-name="P3">Projet</text:p>
      <text:p text:style-name="P2"/>
      <text:h text:style-name="Heading_20_1" text:outline-level="1">Introduction</text:h>
      <text:p text:style-name="P4">Hepc-retro est une base de données relationnelle qui stocke les évènements biologiques de <text:s/>l'hepcidine, gène régulateur du niveau de fer dans l'organisme. Ces évènements sont extraits à partir d'abstracts publiés entre Dec 2000 et Dec 2011 (11 ans). <text:s/>Plus précisemment, les évènements extraits représentent des associations entre différents types d'entités biologiques, reconnues dans des phrases de l'abstract, parmi lesquelles : <text:span text:style-name="T1">protein</text:span><text:span text:style-name="T1">s</text:span><text:span text:style-name="T1">, disease</text:span><text:span text:style-name="T1">s</text:span><text:span text:style-name="T1">, drug</text:span><text:span text:style-name="T1">s</text:span><text:span text:style-name="T1">, specie</text:span><text:span text:style-name="T1">s</text:span><text:span text:style-name="T1">, cell-type</text:span><text:span text:style-name="T1">s</text:span><text:span text:style-name="T1"> </text:span><text:span text:style-name="T2">et</text:span><text:span text:style-name="T1"> tissue</text:span><text:span text:style-name="T1">s. </text:span></text:p>
      <text:p text:style-name="P5"/>
      <text:p text:style-name="P5">Plusieurs sortes d'évènements sont stockées dans la base Hepc-Retro :</text:p>
      <text:list xml:id="list9405173861" text:style-name="L1">
        <text:list-item>
          <text:p text:style-name="P7">Des évènements de co-occurrence de bio-entités dans une phrase, sans aucune autre précision sur le type de l'évènement extrait.</text:p>
        </text:list-item>
        <text:list-item>
          <text:p text:style-name="P7">Plus rarement, des évènements plus précis faisant intervenir deux entités biologiques, et spécifiés par exemple à l'aide d'un verbe dans la phrase, comme ci-dessous : <text:s/></text:p>
        </text:list-item>
      </text:list>
      <text:list xml:id="list268342559" text:style-name="L2">
        <text:list-item>
          <text:p text:style-name="P10"><text:span text:style-name="T2">protein </text:span><text:span text:style-name="T3">&lt;</text:span><text:span text:style-name="T3">interact </text:span><text:span text:style-name="T3">with&gt;</text:span><text:span text:style-name="T2"> protein</text:span><text:span text:style-name="T2">, </text:span></text:p>
        </text:list-item>
        <text:list-item>
          <text:p text:style-name="P10"><text:span text:style-name="T2">protein</text:span><text:span text:style-name="T2"> </text:span><text:span text:style-name="T3">&lt;</text:span><text:span text:style-name="T3">regulate</text:span><text:span text:style-name="T3">&gt;</text:span><text:span text:style-name="T2"> gene,</text:span></text:p>
        </text:list-item>
        <text:list-item>
          <text:p text:style-name="P10"><text:span text:style-name="T2">gene </text:span><text:span text:style-name="T3">&lt;</text:span><text:span text:style-name="T3">involve</text:span><text:span text:style-name="T3">d in&gt;</text:span><text:span text:style-name="T2"> disease.</text:span></text:p>
        </text:list-item>
      </text:list>
      <text:p text:style-name="P5"/>
      <text:p text:style-name="P4"><text:span text:style-name="T2">Ainsi, différents types </text:span><text:span text:style-name="T2">d'entités biologiques </text:span><text:span text:style-name="T2">sont associées dans les évènements. </text:span></text:p>
      <text:p text:style-name="P5"/>
      <text:p text:style-name="P6">Avantages et incovénients</text:p>
      <text:p text:style-name="P4"><text:span text:style-name="T2">Les méthodes d'extraction d</text:span><text:span text:style-name="T2">'</text:span><text:span text:style-name="T2">évènements à partir de </text:span><text:span text:style-name="T2">la litérature biomédicale</text:span><text:span text:style-name="T2"> comportent des méthodes d'extraction de </text:span><text:span text:style-name="T2">ces</text:span><text:span text:style-name="T2"> deux types d'évènements. Les méthodes d'extraction d'évènements de </text:span><text:span text:style-name="T2">type </text:span><text:span text:style-name="T2">co-occurrence possèdent de meilleures performances et un meilleur rappel mais restent moins précises que les méthodes de traitement du langage naturel </text:span><text:span text:style-name="T2">(ou méthode NLP pour Natural Language Processing)</text:span><text:span text:style-name="T2">. </text:span><text:span text:style-name="T2">De plus u</text:span><text:span text:style-name="T2">ne co-occurrence d</text:span><text:span text:style-name="T2">e deux </text:span><text:span text:style-name="T2">entités dans une phrase, n'implique </text:span><text:span text:style-name="T2">guère </text:span><text:span text:style-name="T2">de relation pertinente entre </text:span><text:span text:style-name="T2">elles</text:span><text:span text:style-name="T2">. </text:span></text:p>
      <text:p text:style-name="P4"><text:span text:style-name="T2">Les méthodes NLP</text:span><text:span text:style-name="T2"> </text:span><text:span text:style-name="T2">prennent le temps qu'il faut (parfois long) pour </text:span><text:span text:style-name="T2">décortique</text:span><text:span text:style-name="T2">r</text:span><text:span text:style-name="T2"> chaque phrase et identifie</text:span><text:span text:style-name="T2">r</text:span><text:span text:style-name="T2"> </text:span><text:span text:style-name="T2">précisément </text:span><text:span text:style-name="T2">l</text:span><text:span text:style-name="T2">es éléments grammaticaux, dont le verbe </text:span><text:span text:style-name="T2">et même au delà (nested events)</text:span><text:span text:style-name="T2">.</text:span></text:p>
      <text:h text:style-name="Heading_20_1" text:outline-level="1">A faire </text:h>
      <text:p text:style-name="P1"><text:span text:style-name="T7">A partir des données d</text:span><text:span text:style-name="T7">'</text:span><text:span text:style-name="T7">évènements sur l'hepcidine </text:span><text:span text:style-name="T7">téléchargeables</text:span><text:span text:style-name="T7"> de</text:span><text:span text:style-name="T7"> </text:span><text:span text:style-name="T7">l'environnement ENT du module de Bases de Données </text:span><text:span text:style-name="T7">:</text:span></text:p>
      <text:p text:style-name="P4"/>
      <text:list xml:id="list40423622" text:style-name="L3">
        <text:list-item>
          <text:p text:style-name="P13"><text:soft-page-break/><text:span text:style-name="T4">Créer la base de données relationnelle Hepc_Retro, </text:span><text:span text:style-name="T4">avec</text:span><text:span text:style-name="T4"> les tables des évènements telle</text:span><text:span text:style-name="T4">s</text:span><text:span text:style-name="T4"> qu'elles sont décrites dans les fichiers tabulés </text:span><text:span text:style-name="T4">events</text:span><text:span text:style-name="T4">, un fichier </text:span><text:span text:style-name="T4">txt </text:span><text:span text:style-name="T4">par an</text:span><text:span text:style-name="T4">née</text:span><text:span text:style-name="T4">.</text:span></text:p>
          <text:p text:style-name="P14">Shématiquement, un événement (donc une ligne de la table) c'est  :</text:p>
        </text:list-item>
      </text:list>
      <text:list xml:id="list1218597203" text:style-name="L4">
        <text:list-item>
          <text:p text:style-name="P15">SourceId (ex: swissprot id): numéro d'accession de l'entité source de l'évènement.</text:p>
        </text:list-item>
        <text:list-item>
          <text:p text:style-name="P15">SourceLabel (ex: nom de la protéine) : nom officiel de l'entité source.</text:p>
        </text:list-item>
        <text:list-item>
          <text:p text:style-name="P15">SourceEntityType (le type de l'entité source : P: protein , I: Disease , D: Drug , C: Cell , T: Tissue , S: Species) <text:s text:c="3"/></text:p>
        </text:list-item>
        <text:list-item>
          <text:p text:style-name="P15">EdgeLabel, l'intitulé de l'évènement : 'co-occurrence', 'regulate', 'modulate', etc. </text:p>
        </text:list-item>
        <text:list-item>
          <text:p text:style-name="P15">TargetId (ex: swissprot id) : numéro d'accession de l'évènement cîble.</text:p>
        </text:list-item>
        <text:list-item>
          <text:p text:style-name="P15">TargetLabel (ex: nom de la protéine)<text:tab/>: nom officiel de l'évènement cîble.</text:p>
        </text:list-item>
        <text:list-item>
          <text:p text:style-name="P15">TargetEntityType (le type de l'entité cîble : P: protein , I: Disease , D: Drug , C: Cell , T: Tissue , S: Species) </text:p>
        </text:list-item>
        <text:list-item>
          <text:p text:style-name="P15">PUBMED_ID : l'identifiant de l'abstract où l'évènement a été repéré.</text:p>
        </text:list-item>
        <text:list-item>
          <text:p text:style-name="P15">Period : date ou mois de publication de l'évènement ou de son abstract.</text:p>
          <text:p text:style-name="P15"/>
          <text:p text:style-name="P16"><draw:frame draw:style-name="fr1" draw:name="Objet5" text:anchor-type="char" svg:x="3.563cm" svg:y="1.111cm" svg:width="9.638cm" svg:height="3.341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 Un évènement Biologique</text:p>
        </text:list-item>
      </text:list>
      <text:p text:style-name="P4"/>
      <text:list xml:id="list753769040" text:continue-list="list40423622" text:style-name="L3">
        <text:list-item>
          <text:p text:style-name="P9"><text:span text:style-name="T4">I</text:span><text:span text:style-name="T4">mporter ces données dans les tables</text:span><text:span text:style-name="T4">.</text:span></text:p>
          <text:p text:style-name="P8"/>
        </text:list-item>
        <text:list-item>
          <text:p text:style-name="P9"><text:span text:style-name="T4">Proposez une application (</text:span><text:span text:style-name="T4">JAVA </text:span><text:span text:style-name="T4">ou Python</text:span><text:span text:style-name="T4">)</text:span><text:span text:style-name="T4"> qui </text:span><text:span text:style-name="T4">permet de répondre aux besoins suivants en exploitant la base de données Hepc_Retro :</text:span></text:p>
        </text:list-item>
      </text:list>
      <text:list xml:id="list1626581400" text:style-name="L5">
        <text:list-item>
          <text:p text:style-name="P11"><text:span text:style-name="T5">B</text:span><text:span text:style-name="T5">esoin1</text:span><text:span text:style-name="T4"> : E</text:span><text:span text:style-name="T4">tant donnée une entité de type protéine (par exemple hepcidin), détermine</text:span><text:span text:style-name="T4">z</text:span><text:span text:style-name="T4"> les protéines avec lesquelles elle interragit</text:span><text:span text:style-name="T4"> </text:span><text:span text:style-name="T4">dans des évènements </text:span><text:span text:style-name="T4">au cours</text:span><text:span text:style-name="T4"> </text:span><text:span text:style-name="T4">du</text:span><text:span text:style-name="T4"> temps. </text:span><text:span text:style-name="T4">Affichez l'ensemble des protéines associées à Hepcidin par année.</text:span><text:span text:style-name="T4"> </text:span></text:p>
        </text:list-item>
        <text:list-item>
          <text:p text:style-name="P11"><text:span text:style-name="T5">Besoin2</text:span><text:span text:style-name="T4"> : Quelles protéines sont fortement associées à des maladies au cours du temps (SourceEntityType = «P» et TargetEntityType = «I») dans l'ensemble des évènements. Affichez par année la protéine et les maladies auxquelles elle a été fortement associées.</text:span></text:p>
        </text:list-item>
        <text:list-item>
          <text:p text:style-name="P11"><text:span text:style-name="T5">B</text:span><text:span text:style-name="T5">esoin</text:span><text:span text:style-name="T5">3 </text:span><text:span text:style-name="T4">: Quel</text:span><text:span text:style-name="T4">le</text:span><text:span text:style-name="T4">s sont parmi </text:span><text:span text:style-name="T4">l</text:span><text:span text:style-name="T4">es protéines </text:span><text:span text:style-name="T4">associées à Hepcidin (Besoin1) celle</text:span><text:span text:style-name="T4">s qui reviennent de manière répétitive </text:span><text:soft-page-break/><text:span text:style-name="T4">dans deu</text:span><text:span text:style-name="T4">x,</text:span><text:span text:style-name="T4"> </text:span><text:span text:style-name="T4">voire plusieurs </text:span><text:span text:style-name="T4">périodes </text:span><text:span text:style-name="T4">(1 période = 1 année)</text:span><text:span text:style-name="T4">. </text:span><text:span text:style-name="T4">Les évènements associés sont appelés background.</text:span><text:span text:style-name="T4"> </text:span></text:p>
        </text:list-item>
        <text:list-item>
          <text:p text:style-name="P11"><text:span text:style-name="T5">B</text:span><text:span text:style-name="T5">esoin</text:span><text:span text:style-name="T5">4</text:span><text:span text:style-name="T4"> : Quantifier la part d</text:span><text:span text:style-name="T4">es</text:span><text:span text:style-name="T4"> évènements background publiés pour </text:span><text:span text:style-name="T4">Hepcidin. Ne tenir compte pour ce calcul que des évènements associant Hepcidin à des protéines. </text:span><text:span text:style-name="T4">Qu'en pensez vous ?</text:span><text:span text:style-name="T4"> </text:span></text:p>
        </text:list-item>
        <text:list-item>
          <text:p text:style-name="P11"><text:span text:style-name="T5">Besoin</text:span><text:span text:style-name="T5">5</text:span><text:span text:style-name="T4"> : </text:span><text:span text:style-name="T4">Proposez une interface graphique</text:span><text:span text:style-name="T4"> </text:span><text:span text:style-name="T4">qui permet d</text:span><text:span text:style-name="T4">'afficher</text:span><text:span text:style-name="T4"> la progression du</text:span><text:span text:style-name="T4"> réseau des évènements </text:span><text:span text:style-name="T4">protein-protein </text:span><text:span text:style-name="T4">de </text:span><text:span text:style-name="T4">H</text:span><text:span text:style-name="T4">epcidin au cours du temps. </text:span><text:span text:style-name="T4">Par exemple : </text:span><text:span text:style-name="T4">générez le </text:span><text:span text:style-name="T4">graphe des évènements d</text:span><text:span text:style-name="T4">'</text:span><text:span text:style-name="T4">Hepcidin en période t0</text:span><text:span text:style-name="T4"> </text:span><text:span text:style-name="T4">, puis progressivement ajout</text:span><text:span text:style-name="T4">ez</text:span><text:span text:style-name="T4"> </text:span><text:span text:style-name="T4">l</text:span><text:span text:style-name="T4">es évènements </text:span><text:span text:style-name="T4">non-background </text:span><text:span text:style-name="T4">des périodes suivantes. L</text:span><text:span text:style-name="T4">e choix de la période est optionnel </text:span><text:span text:style-name="T4">: 1 mois pour un</text:span><text:span text:style-name="T4">e</text:span><text:span text:style-name="T4"> granularité fine ou 1 année </text:span><text:span text:style-name="T4">sinon</text:span><text:span text:style-name="T4">. </text:span></text:p>
          <text:p text:style-name="P12"><text:span text:style-name="T6">Optionnel : s</text:span><text:span text:style-name="T6">ur le plan des outils d'interfaçage, la progression peut faire l'objet d'une animation ou d'une vidéo selon disponiblité dans le langage chois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5:54:44.521000000</meta:creation-date>
    <dc:date>2015-03-11T11:03:04</dc:date>
    <meta:editing-duration>P12DT9H55M18S</meta:editing-duration>
    <meta:editing-cycles>17</meta:editing-cycles>
    <meta:generator>LibreOffice/3.5$Linux_x86 LibreOffice_project/350m1$Build-2</meta:generator>
    <meta:print-date>2015-01-26T10:33:34.877000000</meta:print-date>
    <dc:creator>David Picard--Druet</dc:creator>
    <meta:document-statistic meta:table-count="0" meta:image-count="0" meta:object-count="1" meta:page-count="3" meta:paragraph-count="38" meta:word-count="713" meta:character-count="3981" meta:non-whitespace-character-count="39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3465af" svg:stroke-opacity="100%" draw:stroke-linejoin="round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6cm" svg:stroke-color="#3465af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52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79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size="11pt" fo:language="fr" fo:country="FR" style:font-size-asian="11pt" style:font-size-complex="11pt"/>
    </style:style>
    <style:style style:name="T2" style:family="text">
      <style:text-properties fo:color="#000000" fo:font-size="12pt" fo:language="fr" fo:country="FR" style:font-size-asian="12pt" style:font-size-complex="12pt"/>
    </style:style>
    <style:style style:name="T3" style:family="text">
      <style:text-properties fo:color="#000000" fo:font-size="22pt" fo:language="fr" fo:country="FR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.199cm" svg:height="1.199cm" svg:x="0.278cm" svg:y="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2" draw:id="id2" draw:layer="layout" svg:width="1.2cm" svg:height="1.199cm" svg:x="9.278cm" svg:y="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2" draw:layer="layout" draw:type="line" svg:x1="1.476cm" svg:y1="1.198cm" svg:x2="9.278cm" svg:y2="1.204cm" draw:start-shape="id1" draw:start-glue-point="10" draw:end-shape="id2" draw:end-glue-point="6" svg:d="m1476 1198 7802 6" svg:viewBox="0 0 7803 7">
          <text:p/>
        </draw:connector>
        <draw:custom-shape draw:style-name="gr3" draw:text-style-name="P1" draw:layer="layout" svg:width="0.798cm" svg:height="0.798cm" svg:x="4.974cm" svg:y="0.79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4" draw:text-style-name="P1" draw:layer="layout" svg:width="1.671cm" svg:height="0.723cm" svg:x="0cm" svg:y="0cm">
          <text:list text:style-name="L1">
            <text:list-header>
              <text:p text:style-name="P3"><text:span text:style-name="T1">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503cm" svg:height="0.723cm" svg:x="9.177cm" svg:y="0cm">
          <text:list text:style-name="L1">
            <text:list-header>
              <text:p text:style-name="P3"><text:span text:style-name="T1">targ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2.655cm" svg:height="0.723cm" svg:x="3.836cm" svg:y="1.601cm">
          <text:list text:style-name="L1">
            <text:list-header>
              <text:p text:style-name="P3"><text:span text:style-name="T2">Edge La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5.424cm" svg:height="1.116cm" svg:x="0.176cm" svg:y="3.038cm">
          <text:list text:style-name="L1">
            <text:list-header>
              <text:p text:style-name="P3"><text:span text:style-name="T3">co-occur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583cm" svg:height="0.661cm" svg:x="6.072cm" svg:y="3.537cm">
          <text:list text:style-name="L1">
            <text:list-header>
              <text:p text:style-name="P3"><text:span text:style-name="T1">indu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892cm" svg:height="0.661cm" svg:x="4.974cm" svg:y="4.238cm">
          <text:list text:style-name="L1">
            <text:list-header>
              <text:p text:style-name="P3"><text:span text:style-name="T1">incre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.821cm" svg:height="0.661cm" svg:x="7.854cm" svg:y="3.638cm">
          <text:list text:style-name="L1">
            <text:list-header>
              <text:p text:style-name="P3"><text:span text:style-name="T1">regula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2" draw:layer="layout" svg:x1="4.087cm" svg:y1="2.324cm" svg:x2="3.262cm" svg:y2="3.197cm">
          <text:p/>
        </draw:line>
        <draw:line draw:style-name="gr7" draw:text-style-name="P2" draw:layer="layout" svg:x1="5.274cm" svg:y1="2.324cm" svg:x2="5.675cm" svg:y2="4.335cm">
          <text:p/>
        </draw:line>
        <draw:line draw:style-name="gr7" draw:text-style-name="P2" draw:layer="layout" svg:x1="5.878cm" svg:y1="2.399cm" svg:x2="6.676cm" svg:y2="3.598cm">
          <text:p/>
        </draw:line>
        <draw:line draw:style-name="gr7" draw:text-style-name="P2" draw:layer="layout" svg:x1="6.275cm" svg:y1="2.324cm" svg:x2="8.674cm" svg:y2="3.735cm">
          <text:p/>
        </draw:line>
        <presentation:notes draw:style-name="dp2">
          <draw:page-thumbnail draw:layer="layout" svg:width="14.847cm" svg:height="11.134cm" svg:x="3.074cm" svg:y="2.258cm" draw:page-number="1" presentation:class="page"/>
          <draw:custom-shape draw:style-name="gr8" draw:text-style-name="P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3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fr" fo:country="FR"/>
    </style:style>
    <style:style style:name="MT2" style:family="text">
      <style:text-properties fo:color="#000000" style:font-name="Times New Roman" fo:font-size="14pt" fo:language="fr" fo:country="FR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84cm" svg:height="3.492cm" svg:x="1.398cm" svg:y="0.838cm" presentation:class="title" presentation:placeholder="true">
        <draw:text-box/>
      </draw:frame>
      <draw:frame presentation:style-name="Standard-outline1" draw:layer="backgroundobjects" svg:width="25.184cm" svg:height="12.167cm" svg:x="1.398cm" svg:y="4.911cm" presentation:class="outline" presentation:placeholder="true">
        <draw:text-box/>
      </draw:frame>
      <draw:frame presentation:style-name="Mpr1" draw:layer="backgroundobjects" svg:width="6.509cm" svg:height="1.434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3cm" svg:height="1.434cm" svg:x="9.577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09cm" svg:height="1.434cm" svg:x="20.076cm" svg:y="19.129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4.834cm" svg:height="11.121cm" svg:x="3.074cm" svg:y="2.257cm" presentation:class="page"/>
        <draw:frame presentation:style-name="Standard-notes" draw:layer="backgroundobjects" svg:width="16.788cm" svg:height="13.352cm" svg:x="2.099cm" svg:y="14.107cm" presentation:class="notes" presentation:placeholder="true">
          <draw:text-box/>
        </draw:frame>
        <draw:frame draw:style-name="Mgr5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